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style:font-name="Liberation Mono"/>
    </style:style>
    <style:style style:name="T2" style:family="text">
      <style:text-properties style:font-name="Liberation Mono"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l atributo de estilo HTML</text:p>
      <text:p text:style-name="Standard"/>
      <text:p text:style-name="Standard">La configuración del estilo de un elemento HTML se puede hacer con el atributo de estilo.</text:p>
      <text:p text:style-name="Standard"/>
      <text:p text:style-name="Standard">El atributo de estilo HTML tiene la siguiente sintaxis:</text:p>
      <text:p text:style-name="Standard"/>
      <text:p text:style-name="Standard">La propiedad es una propiedad CSS. El valor es un valor CSS.</text:p>
      <text:p text:style-name="Standard"/>
      <text:p text:style-name="Standard">Aprenderá más sobre CSS más adelante en este tutorial.</text:p>
      <text:p text:style-name="Standard">Color de fondo</text:p>
      <text:p text:style-name="Standard"/>
      <text:p text:style-name="Standard">La propiedad CSS-color de fondo define el color de fondo para un elemento HTML.</text:p>
      <text:p text:style-name="Standard"/>
      <text:p text:style-name="Standard">Este ejemplo establece el color de fondo para una página en polvo azul:</text:p>
      <text:p text:style-name="Standard"/>
      <text:p text:style-name="Standard">Color de texto</text:p>
      <text:p text:style-name="Standard"/>
      <text:p text:style-name="Standard">La propiedad de color CSS define el color del texto para un elemento HTML:</text:p>
      <text:p text:style-name="Standard"/>
      <text:p text:style-name="Standard">Fuentes</text:p>
      <text:p text:style-name="Standard"/>
      <text:p text:style-name="Standard">La propiedad CSS font-family define la fuente que se utilizará para un elemento HTML:</text:p>
      <text:p text:style-name="Standard"/>
      <text:p text:style-name="Standard">Tamano del texto</text:p>
      <text:p text:style-name="Standard"/>
      <text:p text:style-name="Standard">La propiedad de tamaño de fuente CSS define el tamaño del texto para un elemento HTML:</text:p>
      <text:p text:style-name="Standard"/>
      <text:p text:style-name="Standard">Alineación del texto</text:p>
      <text:p text:style-name="Standard"/>
      <text:p text:style-name="Standard">La propiedad de alineación de texto CSS define la alineación horizontal del texto para un elemento HTML:</text:p>
      <text:p text:style-name="Standard">Resumen del capítulo</text:p>
      <text:p text:style-name="Standard"/>
      <text:p text:style-name="Standard"><text:s text:c="4"/>Use el atributo de estilo para diseñar elementos HTML</text:p>
      <text:p text:style-name="Standard"><text:s text:c="4"/>Usar color de fondo para el color de fondo</text:p>
      <text:p text:style-name="Standard"><text:s text:c="4"/>Usar color para colores de texto</text:p>
      <text:p text:style-name="Standard"><text:s text:c="4"/>Use font-family para fuentes de texto</text:p>
      <text:p text:style-name="Standard"><text:s text:c="4"/>Usar tamaño de fuente para tamaños de texto</text:p>
      <text:p text:style-name="Standard"><text:s text:c="4"/>Usar alineación de texto para alineación de texto</text:p>
      <text:p text:style-name="Standard"/>
      <text:list xml:id="list2914178911" text:style-name="L1">
        <text:list-item>
          <text:p text:style-name="P2"><text:span text:style-name="T2">Use the </text:span><text:span text:style-name="Source_20_Text"><text:span text:style-name="T2">style</text:span></text:span><text:span text:style-name="T2"> attribute for styling HTML elements </text:span></text:p>
        </text:list-item>
        <text:list-item>
          <text:p text:style-name="P2"><text:span text:style-name="T2">Use </text:span><text:span text:style-name="Source_20_Text"><text:span text:style-name="T2">background-color</text:span></text:span><text:span text:style-name="T2"> for background color </text:span></text:p>
        </text:list-item>
        <text:list-item>
          <text:p text:style-name="P2"><text:span text:style-name="T2">Use </text:span><text:span text:style-name="Source_20_Text"><text:span text:style-name="T2">color</text:span></text:span><text:span text:style-name="T2"> for text colors </text:span></text:p>
        </text:list-item>
        <text:list-item>
          <text:p text:style-name="P2"><text:span text:style-name="T2">Use </text:span><text:span text:style-name="Source_20_Text"><text:span text:style-name="T2">font-family</text:span></text:span><text:span text:style-name="T2"> for text fonts </text:span></text:p>
        </text:list-item>
        <text:list-item>
          <text:p text:style-name="P2"><text:span text:style-name="T2">Use </text:span><text:span text:style-name="Source_20_Text"><text:span text:style-name="T2">font-size</text:span></text:span><text:span text:style-name="T2"> for text sizes </text:span></text:p>
        </text:list-item>
        <text:list-item>
          <text:p text:style-name="P1"><text:span text:style-name="T2">Use </text:span><text:span text:style-name="Source_20_Text"><text:span text:style-name="T2">text-align</text:span></text:span><text:span text:style-name="T2"> for text alignment 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1T20:10:25.198808357</meta:creation-date>
    <dc:date>2020-05-12T01:14:12.171638604</dc:date>
    <meta:editing-duration>PT1H1M5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9" meta:word-count="240" meta:character-count="1372" meta:non-whitespace-character-count="1137"/>
  </office:meta>
</office:document-meta>
</file>